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marker-start-width="0.276cm" draw:marker-end-width="0.276cm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true"/>
    </style:style>
    <style:style style:name="gr3" style:family="graphic" style:parent-style-name="standard">
      <style:graphic-properties draw:textarea-horizontal-align="justify" draw:textarea-vertical-align="middle" draw:auto-grow-height="true" fo:wrap-option="no-wrap"/>
    </style:style>
    <style:style style:name="gr4" style:family="graphic" style:parent-style-name="standard">
      <style:graphic-properties draw:textarea-horizontal-align="justify" draw:textarea-vertical-align="middle" draw:auto-grow-height="true" fo:min-height="0.672cm" fo:min-width="6.147cm" fo:wrap-option="no-wrap"/>
    </style:style>
    <style:style style:name="gr5" style:family="graphic" style:parent-style-name="standard">
      <style:graphic-properties draw:textarea-horizontal-align="justify" draw:textarea-vertical-align="middle" draw:auto-grow-height="true" fo:min-height="0.713cm" fo:min-width="7.2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051cm" draw:marker-start-width="0.277cm" draw:marker-end="Arrow" draw:marker-end-width="0.377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textarea-horizontal-align="justify" draw:textarea-vertical-align="middle" draw:auto-grow-height="true" fo:min-height="0.713cm" fo:min-width="7.872cm"/>
    </style:style>
    <style:style style:name="gr14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textarea-horizontal-align="justify" draw:textarea-vertical-align="middle" draw:auto-grow-height="true" fo:min-height="0.713cm" fo:min-width="7.056cm"/>
    </style:style>
    <style:style style:name="gr16" style:family="graphic" style:parent-style-name="standard">
      <style:graphic-properties draw:textarea-horizontal-align="justify" draw:textarea-vertical-align="middle" draw:auto-grow-height="true" fo:min-height="0.714cm" fo:min-width="5.68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13.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6.29cm" svg:height="1.068cm" svg:x="4.175cm" svg:y="12.43cm">
          <text:p text:style-name="P1">Listen for peer id &lt; 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594cm" svg:height="1.067cm" svg:x="12.038cm" svg:y="8.239cm">
          <text:p text:style-name="P1">Read topo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6.751cm" svg:height="1.067cm" svg:x="18.018cm" svg:y="12.43cm">
          <text:p text:style-name="P1">Connect to peer id &gt; 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7.808cm" svg:height="1.069cm" svg:x="10.431cm" svg:y="5.138cm">
          <text:p text:style-name="P1">Assign id of i for this pe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7.091cm" svg:height="1.067cm" svg:x="3.764cm" svg:y="23.987cm">
          <text:p text:style-name="P1">Wait for keyboard 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" draw:id="id10" draw:layer="layout" svg:width="9.348cm" svg:height="1.067cm" svg:x="16.621cm" svg:y="23.936cm">
          <text:p text:style-name="P1">Wait for message from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xml:id="id12" draw:id="id12" draw:layer="layout" svg:width="8.511cm" svg:height="0.963cm" svg:x="3.054cm" svg:y="26.58cm">
          <draw:text-box>
            <text:p>Arrow/spacebar key pressed</text:p>
          </draw:text-box>
        </draw:frame>
        <draw:custom-shape draw:style-name="gr2" draw:text-style-name="P1" xml:id="id13" draw:id="id13" draw:layer="layout" svg:width="8.476cm" svg:height="1.067cm" svg:x="17.057cm" svg:y="30.286cm">
          <text:p text:style-name="P1">Update network player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xml:id="id11" draw:id="id11" draw:layer="layout" svg:width="7.072cm" svg:height="0.963cm" svg:x="17.759cm" svg:y="27.365cm">
          <draw:text-box>
            <text:p>New message received</text:p>
          </draw:text-box>
        </draw:frame>
        <draw:custom-shape draw:style-name="gr8" draw:text-style-name="P1" xml:id="id16" draw:id="id16" draw:layer="layout" svg:width="1.27cm" svg:height="1.27cm" svg:x="13.741cm" svg:y="37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4.335cm" svg:y1="3.54cm" svg:x2="14.335cm" svg:y2="5.138cm" draw:start-shape="id1" draw:start-glue-point="8" draw:end-shape="id2" svg:d="m14335 3540v1598">
          <text:p/>
        </draw:connector>
        <draw:connector draw:style-name="gr9" draw:text-style-name="P1" draw:layer="layout" draw:type="line" svg:x1="14.335cm" svg:y1="6.207cm" svg:x2="14.335cm" svg:y2="8.239cm" draw:start-shape="id2" draw:start-glue-point="2" draw:end-shape="id3" svg:d="m14335 6207v2032">
          <text:p/>
        </draw:connector>
        <draw:line draw:style-name="gr10" draw:text-style-name="P1" xml:id="id4" draw:id="id4" draw:layer="layout" svg:x1="7.35cm" svg:y1="11.184cm" svg:x2="21.32cm" svg:y2="11.184cm">
          <text:p/>
        </draw:line>
        <draw:connector draw:style-name="gr11" draw:text-style-name="P1" draw:layer="layout" draw:type="line" svg:x1="14.335cm" svg:y1="9.306cm" svg:x2="14.335cm" svg:y2="11.184cm" draw:start-shape="id3" draw:start-glue-point="2" draw:end-shape="id4" draw:end-glue-point="0" svg:d="m14335 9306v1878">
          <text:p/>
        </draw:connector>
        <draw:connector draw:style-name="gr9" draw:text-style-name="P1" draw:layer="layout" draw:type="line" svg:x1="7.35cm" svg:y1="11.184cm" svg:x2="7.32cm" svg:y2="12.43cm" draw:start-shape="id4" draw:start-glue-point="3" draw:end-shape="id5" draw:end-glue-point="0" svg:d="m7350 11184-30 1246">
          <text:p/>
        </draw:connector>
        <draw:line draw:style-name="gr10" draw:text-style-name="P1" xml:id="id8" draw:id="id8" draw:layer="layout" svg:x1="7.35cm" svg:y1="21.193cm" svg:x2="21.32cm" svg:y2="21.193cm">
          <text:p/>
        </draw:line>
        <draw:connector draw:style-name="gr11" draw:text-style-name="P1" draw:layer="layout" draw:line-skew="-0.064cm" svg:x1="7.32cm" svg:y1="13.498cm" svg:x2="14.335cm" svg:y2="16.569cm" draw:start-shape="id5" draw:end-shape="id6" draw:end-glue-point="0" svg:d="m7320 13498v1472h7015v1599">
          <text:p/>
        </draw:connector>
        <draw:connector draw:style-name="gr11" draw:text-style-name="P1" draw:layer="layout" draw:line-skew="-0.063cm" svg:x1="21.393cm" svg:y1="13.497cm" svg:x2="14.335cm" svg:y2="16.569cm" draw:start-shape="id7" draw:start-glue-point="2" draw:end-shape="id6" draw:end-glue-point="0" svg:d="m21393 13497v1473h-7058v1599">
          <text:p/>
        </draw:connector>
        <draw:connector draw:style-name="gr9" draw:text-style-name="P1" draw:layer="layout" draw:type="line" svg:x1="7.35cm" svg:y1="21.193cm" svg:x2="7.309cm" svg:y2="23.987cm" draw:start-shape="id8" draw:start-glue-point="3" draw:end-shape="id9" draw:end-glue-point="0" svg:d="m7350 21193-41 2794">
          <text:p/>
        </draw:connector>
        <draw:connector draw:style-name="gr9" draw:text-style-name="P1" draw:layer="layout" draw:type="line" svg:x1="21.32cm" svg:y1="21.193cm" svg:x2="21.295cm" svg:y2="23.936cm" draw:start-shape="id8" draw:start-glue-point="1" draw:end-shape="id10" svg:d="m21320 21193-25 2743">
          <text:p/>
        </draw:connector>
        <draw:connector draw:style-name="gr12" draw:text-style-name="P1" draw:layer="layout" draw:type="line" svg:x1="21.295cm" svg:y1="25.003cm" svg:x2="21.295cm" svg:y2="27.365cm" draw:start-shape="id10" draw:start-glue-point="2" draw:end-shape="id11" draw:end-glue-point="0" svg:d="m21295 25003v2362">
          <text:p/>
        </draw:connector>
        <draw:connector draw:style-name="gr12" draw:text-style-name="P1" draw:layer="layout" draw:type="line" svg:x1="7.309cm" svg:y1="25.054cm" svg:x2="7.309cm" svg:y2="26.58cm" draw:start-shape="id9" draw:start-glue-point="2" draw:end-shape="id12" draw:end-glue-point="0" svg:d="m7309 25054v1526">
          <text:p/>
        </draw:connector>
        <draw:connector draw:style-name="gr9" draw:text-style-name="P1" draw:layer="layout" draw:type="line" svg:x1="21.295cm" svg:y1="28.328cm" svg:x2="21.295cm" svg:y2="30.286cm" draw:start-shape="id11" draw:start-glue-point="2" draw:end-shape="id13" draw:end-glue-point="0" svg:d="m21295 28328v1958">
          <text:p/>
        </draw:connector>
        <draw:custom-shape draw:style-name="gr13" draw:text-style-name="P1" xml:id="id14" draw:id="id14" draw:layer="layout" svg:width="8.476cm" svg:height="1.067cm" svg:x="3.071cm" svg:y="30.286cm">
          <text:p text:style-name="P1">Update local player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7.309cm" svg:y1="27.543cm" svg:x2="7.309cm" svg:y2="30.286cm" draw:start-shape="id12" draw:start-glue-point="2" draw:end-shape="id14" svg:d="m7309 27543v2743">
          <text:p/>
        </draw:connector>
        <draw:connector draw:style-name="gr9" draw:text-style-name="P1" draw:layer="layout" draw:line-skew="-0.769cm" svg:x1="17.057cm" svg:y1="30.819cm" svg:x2="16.621cm" svg:y2="24.469cm" draw:start-shape="id13" draw:start-glue-point="3" draw:end-shape="id10" draw:end-glue-point="3" svg:d="m17057 30819h-1706v-6350h1270">
          <text:p/>
        </draw:connector>
        <draw:frame draw:style-name="gr7" xml:id="id15" draw:id="id15" draw:layer="layout" svg:width="4.236cm" svg:height="0.963cm" svg:x="12.258cm" svg:y="34.454cm">
          <draw:text-box>
            <text:p>ESC pressed</text:p>
          </draw:text-box>
        </draw:frame>
        <draw:connector draw:style-name="gr14" draw:text-style-name="P1" draw:layer="layout" svg:x1="10.855cm" svg:y1="24.52cm" svg:x2="14.376cm" svg:y2="34.454cm" draw:start-shape="id9" draw:start-glue-point="1" draw:end-shape="id15" draw:end-glue-point="0" svg:d="m10855 24520h3521v9934">
          <text:p/>
        </draw:connector>
        <draw:connector draw:style-name="gr9" draw:text-style-name="P1" draw:layer="layout" draw:type="line" svg:x1="14.376cm" svg:y1="35.417cm" svg:x2="14.376cm" svg:y2="37.195cm" draw:start-shape="id15" draw:start-glue-point="2" draw:end-shape="id16" draw:end-glue-point="0" svg:d="m14376 35417v1778">
          <text:p/>
        </draw:connector>
        <draw:custom-shape draw:style-name="gr15" draw:text-style-name="P1" xml:id="id17" draw:id="id17" draw:layer="layout" svg:width="9.733cm" svg:height="1.067cm" svg:x="2.443cm" svg:y="32.953cm">
          <text:p text:style-name="P1">Send SES message to all oth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7.309cm" svg:y1="31.353cm" svg:x2="7.309cm" svg:y2="32.953cm" draw:start-shape="id14" draw:start-glue-point="2" draw:end-shape="id17" draw:end-glue-point="0" svg:d="m7309 31353v1600">
          <text:p/>
        </draw:connector>
        <draw:connector draw:style-name="gr9" draw:text-style-name="P1" draw:layer="layout" svg:x1="2.443cm" svg:y1="33.486cm" svg:x2="3.764cm" svg:y2="24.52cm" draw:start-shape="id17" draw:start-glue-point="3" draw:end-shape="id9" draw:end-glue-point="3" svg:d="m2443 33486h-502v-8966h1823">
          <text:p/>
        </draw:connector>
        <draw:custom-shape draw:style-name="gr16" draw:text-style-name="P1" xml:id="id6" draw:id="id6" draw:layer="layout" svg:width="10.415cm" svg:height="1.068cm" svg:x="9.128cm" svg:y="16.569cm">
          <text:p text:style-name="P1">Wait for listen and connect to fin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14.335cm" svg:y1="17.637cm" svg:x2="14.335cm" svg:y2="21.193cm" draw:start-shape="id6" draw:start-glue-point="2" draw:end-shape="id8" draw:end-glue-point="0" svg:d="m14335 17637v3556">
          <text:p/>
        </draw:connector>
        <draw:connector draw:style-name="gr9" draw:text-style-name="P1" draw:layer="layout" draw:type="line" svg:x1="21.32cm" svg:y1="11.184cm" svg:x2="21.393cm" svg:y2="12.43cm" draw:start-shape="id4" draw:start-glue-point="1" draw:end-shape="id7" svg:d="m21320 11184 73 12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5T14:05:57.23</meta:creation-date>
    <dc:date>2012-11-16T14:59:42.73</dc:date>
    <meta:editing-duration>PT40M54S</meta:editing-duration>
    <meta:editing-cycles>19</meta:editing-cycles>
    <meta:generator>LibreOffice/3.6$Windows_x86 LibreOffice_project/da8c1e6-fd468f4-454e206-f42a4a9-143cfd</meta:generator>
    <meta:document-statistic meta:object-count="36"/>
  </office:meta>
</office:document-meta>
</file>